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bHandleExtractor.getDb( Database data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HandleExtractor.getDbTxn( Transaction 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HandleExtractor.DbHandleExtr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